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ourceSansPro" svg:font-family="SourceSansPro, 'Helvetica Neue', Helvetica, Arial, sans-serif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2ec3" officeooo:paragraph-rsid="00122ec3"/>
    </style:style>
    <style:style style:name="P2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00baea" officeooo:paragraph-rsid="0000baea" style:font-weight-asian="bold" style:font-weight-complex="bold"/>
    </style:style>
    <style:style style:name="P3" style:family="paragraph" style:parent-style-name="Standard">
      <style:text-properties style:font-name="Liberation Serif" officeooo:rsid="001118a7" officeooo:paragraph-rsid="0000baea"/>
    </style:style>
    <style:style style:name="P4" style:family="paragraph" style:parent-style-name="Standard">
      <style:text-properties style:font-name="Liberation Serif" officeooo:rsid="0012ee6e" officeooo:paragraph-rsid="0012ee6e"/>
    </style:style>
    <style:style style:name="P5" style:family="paragraph" style:parent-style-name="Standard">
      <style:text-properties style:font-name="Liberation Serif" officeooo:rsid="001496ad" officeooo:paragraph-rsid="001496ad"/>
    </style:style>
    <style:style style:name="P6" style:family="paragraph" style:parent-style-name="Standard">
      <style:text-properties style:font-name="Liberation Serif" officeooo:rsid="001648f7" officeooo:paragraph-rsid="001648f7"/>
    </style:style>
    <style:style style:name="P7" style:family="paragraph" style:parent-style-name="Standard">
      <style:text-properties fo:font-variant="normal" fo:text-transform="none" fo:color="#0366d6" style:text-line-through-style="none" style:text-line-through-type="none" style:font-name="Liberation Serif" fo:font-size="8.39999961853027pt" fo:letter-spacing="normal" fo:font-style="normal" style:text-underline-style="none" fo:font-weight="normal" officeooo:rsid="0012ee6e" officeooo:paragraph-rsid="0012ee6e" style:text-blinking="false" fo:background-color="#ffffff"/>
    </style:style>
    <style:style style:name="P8" style:family="paragraph" style:parent-style-name="Standard" style:list-style-name="L1">
      <style:text-properties style:font-name="Liberation Serif" officeooo:rsid="001118a7" officeooo:paragraph-rsid="001118a7"/>
    </style:style>
    <style:style style:name="P9" style:family="paragraph" style:parent-style-name="Standard" style:list-style-name="L1">
      <style:text-properties style:font-name="Liberation Serif" officeooo:rsid="001496ad" officeooo:paragraph-rsid="001496ad"/>
    </style:style>
    <style:style style:name="P10" style:family="paragraph" style:parent-style-name="Standard">
      <style:text-properties style:use-window-font-color="true" style:font-name="Liberation Serif" fo:font-size="12pt" officeooo:paragraph-rsid="00170210" style:font-size-asian="12pt" style:font-size-complex="12pt"/>
    </style:style>
    <style:style style:name="T1" style:family="text">
      <style:text-properties officeooo:rsid="000fac7a"/>
    </style:style>
    <style:style style:name="T2" style:family="text">
      <style:text-properties fo:font-variant="normal" fo:text-transform="none" fo:color="#0366d6" style:text-line-through-style="none" style:text-line-through-type="none" fo:font-size="8.39999961853027pt" fo:letter-spacing="normal" fo:font-style="normal" style:text-underline-style="none" fo:font-weight="normal" officeooo:rsid="00170210" style:text-blinking="false" fo:background-color="#ffffff" loext:char-shading-value="0"/>
    </style:style>
    <style:style style:name="T3" style:family="text">
      <style:text-properties fo:font-variant="normal" fo:text-transform="none" fo:color="#0366d6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4" style:family="text">
      <style:text-properties fo:font-variant="normal" fo:text-transform="none" fo:color="#0366d6" style:text-line-through-style="none" style:text-line-through-type="none" style:font-name="Liberation Serif" fo:font-size="8.39999961853027pt" fo:letter-spacing="normal" fo:font-style="normal" style:text-underline-style="none" fo:font-weight="normal" officeooo:rsid="00170210" style:text-blinking="false" fo:background-color="#ffffff" loext:char-shading-value="0"/>
    </style:style>
    <style:style style:name="T5" style:family="text">
      <style:text-properties fo:font-variant="normal" fo:text-transform="none" fo:color="#0366d6" style:text-line-through-style="none" style:text-line-through-type="none" fo:letter-spacing="normal" fo:font-style="normal" style:text-underline-style="none" fo:font-weight="normal" officeooo:rsid="00170210" style:text-blinking="false" fo:background-color="#ffffff" loext:char-shading-value="0"/>
    </style:style>
    <style:style style:name="T6" style:family="text">
      <style:text-properties fo:font-variant="normal" fo:text-transform="none" fo:color="#000000" style:font-name="SourceSansPro" fo:font-size="22.7999992370605pt" fo:letter-spacing="normal" fo:font-style="normal" fo:font-weight="normal"/>
    </style:style>
    <style:style style:name="T7" style:family="text">
      <style:text-properties fo:font-variant="normal" fo:text-transform="none" fo:color="#000000" fo:font-size="22.7999992370605pt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70210" style:text-blinking="false" fo:background-color="#ffffff" loext:char-shading-value="0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style:font-name="Liberation Serif"/>
    </style:style>
    <style:style style:name="T12" style:family="text">
      <style:text-properties officeooo:rsid="00170210"/>
    </style:style>
    <style:style style:name="T13" style:family="text">
      <style:text-properties officeooo:rsid="00180a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evelopment</text:span> guide for application Discotheque</text:p>
      <text:p text:style-name="P3"/>
      <text:p text:style-name="P1"><text:span text:style-name="T11">Modèle de données : </text:span><text:span text:style-name="T3">cf. </text:span><text:a xlink:type="simple" xlink:href="https://github.com/FranckAchard/EvalJDBC/blob/master/data_model.mdj" text:style-name="Internet_20_link" text:visited-style-name="Visited_20_Internet_20_Link">https://github.com/FranckAchard/EvalJDBC/blob/master/data_model.mdj</text:a></text:p>
      <text:p text:style-name="P10"><text:span text:style-name="T9">(format </text:span><text:span text:style-name="T10">StarUML</text:span> : <text:a xlink:type="simple" xlink:href="http://staruml.io/" text:style-name="Internet_20_link" text:visited-style-name="Visited_20_Internet_20_Link">http://staruml.io</text:a><text:span text:style-name="T13">)</text:span></text:p>
      <text:p text:style-name="P7"/>
      <text:p text:style-name="P4">Côté Java :</text:p>
      <text:list xml:id="list2117571560" text:style-name="L1">
        <text:list-item>
          <text:p text:style-name="P8">1 classe par table</text:p>
        </text:list-item>
        <text:list-item>
          <text:p text:style-name="P8">Pas de PreparedStatement pour l’instant, je ne l’ai pas encore pratiqué…</text:p>
        </text:list-item>
        <text:list-item>
          <text:p text:style-name="P9">Les exceptions sur les saisies de l’utilisateur ne sont pas encore gérées</text:p>
        </text:list-item>
      </text:list>
      <text:p text:style-name="P5"/>
      <text:p text:style-name="P6">TO BE CONTINUED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ourceSansPro" svg:font-family="SourceSansPro, 'Helvetica Neue', Helvetica, Arial, sans-serif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3-20T18:00:02.701000000</dc:date>
    <meta:editing-duration>PT52M48S</meta:editing-duration>
    <meta:editing-cycles>24</meta:editing-cycles>
    <meta:document-statistic meta:table-count="0" meta:image-count="0" meta:object-count="0" meta:page-count="1" meta:paragraph-count="8" meta:word-count="51" meta:character-count="367" meta:non-whitespace-character-count="327"/>
  </office:meta>
</office:document-meta>
</file>